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2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1.4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Reactor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 calculation</text:p>
          </table:table-cell>
          <table:table-cell office:value-type="string" calcext:value-type="string">
            <text:p>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s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Reactor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Batches</text:p>
          </table:table-cell>
          <table:table-cell office:value-type="string" calcext:value-type="string">
            <text:p>Input Isotopes</text:p>
          </table:table-cell>
          <table:table-cell office:value-type="string" calcext:value-type="string">
            <text:p>Reactors</text:p>
          </table:table-cell>
          <table:table-cell office:value-type="string" calcext:value-type="string">
            <text:p>Simulation Time (s)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Forward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.011" calcext:value-type="float">
            <text:p>5.011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4.46" calcext:value-type="float">
            <text:p>4.46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.656" calcext:value-type="float">
            <text:p>3.656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2.39" calcext:value-type="float">
            <text:p>2.39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.41" calcext:value-type="float">
            <text:p>1.4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.686" calcext:value-type="float">
            <text:p>4.686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.915" calcext:value-type="float">
            <text:p>4.91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.081" calcext:value-type="float">
            <text:p>5.081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.103" calcext:value-type="float">
            <text:p>6.103</text:p>
          </table:table-cell>
        </table:table-row>
        <table:table-row table:style-name="ro1">
          <table:table-cell office:value-type="string" calcext:value-type="string">
            <text:p>LWR</text:p>
          </table:table-cell>
          <table:table-cell office:value-type="string" calcext:value-type="string">
            <text:p>Forwa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.136" calcext:value-type="float">
            <text:p>2.136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2.972" calcext:value-type="float">
            <text:p>2.972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953" calcext:value-type="float">
            <text:p>3.953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5.884" calcext:value-type="float">
            <text:p>5.884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0.333" calcext:value-type="float">
            <text:p>10.333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19.928" calcext:value-type="float">
            <text:p>19.928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47.87" calcext:value-type="float">
            <text:p>47.87</text:p>
          </table:table-cell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92.36" calcext:value-type="float">
            <text:p>92.36</text:p>
          </table:table-cell>
        </table:table-row>
        <table:table-row table:style-name="ro1">
          <table:table-cell table:number-columns-repeated="4"/>
          <table:table-cell office:value-type="float" office:value="2000" calcext:value-type="float">
            <text:p>2000</text:p>
          </table:table-cell>
          <table:table-cell table:formula="of:=60*19+24.511" office:value-type="float" office:value="1164.511" calcext:value-type="float">
            <text:p>1164.5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m </meta:initial-creator>
    <meta:creation-date>2015-06-23T18:49:48.488975692</meta:creation-date>
    <meta:generator>LibreOffice/4.2.8.2$Linux_x86 LibreOffice_project/420m0$Build-2</meta:generator>
    <dc:date>2015-06-23T19:44:44.765944032</dc:date>
    <dc:creator>cem </dc:creator>
    <meta:editing-duration>PT25M44S</meta:editing-duration>
    <meta:editing-cycles>2</meta:editing-cycles>
    <meta:document-statistic meta:table-count="1" meta:cell-count="57" meta:object-count="0"/>
  </office:meta>
</office:document-meta>
</file>